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64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language="en" fo:country="IE"/>
    </style:style>
    <style:style style:name="P2" style:family="paragraph">
      <loext:graphic-properties draw:fill-color="#ffffff"/>
      <style:paragraph-properties style:writing-mode="lr-tb"/>
      <style:text-properties fo:language="en" fo:country="IE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fo:font-size="26pt" fo:language="en" fo:country="GB" style:font-size-asian="26pt" style:font-size-complex="26pt"/>
    </style:style>
    <style:style style:name="T3" style:family="text">
      <style:text-properties style:text-position="super 58%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0311</text:span></text:p>
          </draw:text-box>
        </draw:frame>
        <draw:frame presentation:style-name="pr2" draw:text-style-name="P2" draw:layer="layout" svg:width="25.199cm" svg:height="9.647cm" svg:x="1.4cm" svg:y="3.429cm" presentation:class="subtitle" presentation:user-transformed="true">
          <draw:text-box>
            <text:p><text:span text:style-name="T1">What is the Internet doing to me?</text:span></text:p>
            <text:p><text:span text:style-name="T1">(witidtm)</text:span></text:p>
            <text:p><text:span text:style-name="T1"/></text:p>
            <text:p><text:span text:style-name="T2">Stephen Farrell</text:span></text:p>
            <text:p><text:span text:style-name="T2"><text:a xlink:href="mailto:stephen.farrell@cs.tcd.ie" xlink:type="simple">stephen.farrell@cs.tcd.ie</text:a></text:span><text:span text:style-name="T2"><text:s/></text:span></text:p>
            <text:p><text:span text:style-name="T1"/></text:p>
            <text:p><text:span text:style-name="T1"><text:a xlink:href="https://github.com/sftcd/witidtm" xlink:type="simple">https://github.com/sftcd/witidtm</text:a></text:span></text:p>
            <text:p><text:span text:style-name="T1"><text:a xlink:href="https://down.dsg.cs.tcd.ie/witidtm" xlink:type="simple">https://down.dsg.cs.tcd.ie/witidtm</text:a></text:span><text:span text:style-name="T1"><text:s text:c="2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Blackboard Assignment - AS2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Research and report on:</text:p>
                <text:list>
                  <text:list-header>
                    <text:p>1) the ways in which a real device/OS you possess or use exposes you to potential device-based tracking, as you normally use the device/OS</text:p>
                    <text:p>2) how the browser(s) you use accumulate cookies and other state and how you could reduce or avoid that</text:p>
                  </text:list-header>
                </text:list>
              </text:list-item>
              <text:list-item>
                <text:p>Report: ~4-5 pages, more if needed but try keep it short, use URLs/references/appendices for tech detail or screen shots</text:p>
              </text:list-item>
              <text:list-item>
                <text:p>Content: </text:p>
                <text:list>
                  <text:list-header>
                    <text:p>For (1): say how that tracking could work, describe your exposure, say what you think about that and what you will or will not do about it - justify that last part, esp. If you conclude you’ll do nothing</text:p>
                    <text:p>For (2): we’ll chat after we learn a bit more about Advertising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Blackboard Assignment - AS2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“Deadline”: Dec 1<text:span text:style-name="T3">st</text:span> – this is a heads up in case you want to start during reading week, I’ll talk about it again later</text:p>
              </text:list-item>
              <text:list-item>
                <text:p>You can re-submit as many times as you like, I’ll only look at the last submission, probably after the semester’s over</text:p>
              </text:list-item>
              <text:list-item>
                <text:p>Marks: 40<text:span text:style-name="T4">%</text:span>,higher marks for the unexpected and for thorough research!</text:p>
              </text:list-item>
              <text:list-item>
                <text:p>We’ll talk later about two tracking examples, you can’t use those for the assignment</text:p>
              </text:list-item>
              <text:list-item>
                <text:p>More on this after reading week, feel free to ask questions.... esp. In Monday “office-hour”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AS2 Part-1 Outline (1)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f you were to use location-in-EXIF for the assignment (which you can’t:-) then your assignment might look like:</text:p>
                <text:list>
                  <text:list-item>
                    <text:p>Intro para: summarise all below like a paper abstract</text:p>
                  </text:list-item>
                  <text:list-item>
                    <text:p>Para describing the general vulnerability: device tracking as a risk to device-owner</text:p>
                  </text:list-item>
                  <text:list-item>
                    <text:p>Para describing EXIF, GPS, how <text:span text:style-name="T5">your </text:span>camera uses that (or used to, if that’s the case)</text:p>
                  </text:list-item>
                  <text:list-item>
                    <text:p>Describe potential for tracking: uploaded images giving a location history</text:p>
                  </text:list-item>
                  <text:list-item>
                    <text:p>What’d you do about it? </text:p>
                    <text:list>
                      <text:list-item>
                        <text:p>Default to location-services off, scrub images before upload (say how), check earlier uploaded images (and do what with ‘em?), get a new device/camera</text:p>
                      </text:list-item>
                      <text:list-item>
                        <text:p>Or, if your response is “do-nothing,” then justify that, e.g. I don’t upload images but get lost a lot so need location-services:-) Or maybe argue that image locations aren’t a big deal except in unrealistic movie-plot scenarios</text:p>
                      </text:list-item>
                    </text:list>
                  </text:list-item>
                  <text:list-item>
                    <text:p>References – if reference is to peer-reviewed paper, good; if reference is URL then include “accessed-at date”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AS2 Part-1 Outline (2)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ry make it something you’d not be embarassed to show your buddies in a year’s time</text:p>
              </text:list-item>
              <text:list-item>
                <text:p>It’s ok if the tracking you describe is low-risk, i.e., you do not have to find some mega-concerning risk to write about</text:p>
              </text:list-item>
              <text:list-item>
                <text:p>It’s ok if you reference something where you don’t fully grok all the details but if so, say so and we can chat about that in class if you want</text:p>
              </text:list-item>
              <text:list-item>
                <text:p><text:span text:style-name="T6">PLEASE</text:span> submit a PDF</text:p>
              </text:list-item>
              <text:list-item>
                <text:p>It’s ok to work together on this one, but do say with whom you’ve worked but the conclusions must be your own</text:p>
              </text:list-item>
              <text:list-item>
                <text:p>Effort: </text:p>
                <text:list>
                  <text:list-item>
                    <text:p>4-5 pages the entire assignment is fine, as is more</text:p>
                  </text:list-item>
                  <text:list-item>
                    <text:p>Maybe spend an hour researching (20 mins searching, 40 reading) and another hour writing for Part-1</text:p>
                  </text:list-item>
                </text:list>
              </text:list-item>
              <text:list-item>
                <text:p>Possible starting point: Google scholar (want a bit of a demo?)</text:p>
                <text:list>
                  <text:list-item>
                    <text:p><text:a xlink:href="https://scholar.google.com/scholar?hl=en&amp;as_sdt=0%2C5&amp;q=device+tracking+image+exif+location+data&amp;btnG" xlink:type="simple">https://scholar.google.com/scholar?hl=en&amp;as_sdt=0%2C5&amp;q=device+tracking+image+exif+location+data&amp;btnG</text:a><text:s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AS2 Part-2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Investigate and write-up how the set of cookies stored in your desktop browser evolves with your normal web usage</text:p>
              </text:list-item>
              <text:list-item>
                <text:p>More on this later but you may well be able to figure it out yourself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8T17:37:02.250985379</meta:creation-date>
    <dc:date>2021-10-21T14:50:20.287505763</dc:date>
    <meta:editing-duration>PT8M32S</meta:editing-duration>
    <meta:editing-cycles>4</meta:editing-cycles>
    <meta:generator>LibreOffice/7.1.6.2$Linux_X86_64 LibreOffice_project/10$Build-2</meta:generator>
    <meta:document-statistic meta:object-count="45"/>
  </office:meta>
</office:document-meta>
</file>